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none" draw:fill-color="#ffffff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fill="none" draw:fill-color="#ffffff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fill="solid" draw:fill-color="#c0c0c0" draw:textarea-vertical-align="middle" draw:auto-grow-height="false" fo:min-height="0.749cm" fo:min-width="0.499cm"/>
    </style:style>
    <style:style style:name="gr8" style:family="graphic" style:parent-style-name="standard">
      <style:graphic-properties draw:stroke="solid" draw:stroke-dash="Ultrafine_20_Dashed" draw:marker-end="Arrow" draw:marker-end-width="0.3cm" draw:fill="none" draw:fill-color="#ffff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family="FreeSans" style:font-style-name="Regular" style:font-family-generic="swiss" style:font-pitch="variable" fo:font-size="10pt" style:font-size-asian="18pt" style:font-size-complex="18pt"/>
    </style:style>
    <style:style style:name="P2" style:family="paragraph">
      <style:paragraph-properties fo:margin-left="0cm" fo:margin-right="0cm" fo:text-indent="0cm"/>
      <style:text-properties fo:font-family="FreeSans" style:font-style-name="Regular" style:font-family-generic="swiss" style:font-pitch="variable" fo:font-size="12pt" fo:font-weight="bold" style:font-size-asian="18pt" style:font-size-complex="18pt"/>
    </style:style>
    <style:style style:name="P3" style:family="paragraph">
      <style:paragraph-properties fo:text-align="center"/>
      <style:text-properties fo:font-family="FreeSans" style:font-style-name="Regular" style:font-family-generic="swiss" style:font-pitch="variable" fo:font-size="10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family="FreeSans" style:font-style-name="Regular" style:font-family-generic="swiss" style:font-pitch="variable" fo:font-size="10pt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10pt" style:font-size-asian="10pt" style:font-size-complex="10pt"/>
    </style:style>
    <style:style style:name="T1" style:family="text">
      <style:text-properties fo:font-family="FreeSans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9" draw:layer="layout" svg:width="2.417cm" svg:height="0.5cm" svg:x="5.99cm" svg:y="6cm">
          <text:p text:style-name="P1">jack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0" draw:layer="layout" svg:width="2cm" svg:height="0.5cm" svg:x="3.907cm" svg:y="8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1" draw:layer="layout" svg:width="2cm" svg:height="0.5cm" svg:x="6.107cm" svg:y="8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2.416cm" svg:height="0.499cm" svg:x="10.312cm" svg:y="7.25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" draw:layer="layout" svg:width="2.416cm" svg:height="0.499cm" svg:x="15.491cm" svg:y="7.25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416cm" svg:height="0.5cm" svg:x="15.491cm" svg:y="8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416cm" svg:height="0.5cm" svg:x="10.312cm" svg:y="8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17cm" svg:height="0.675cm" svg:x="11.846cm" svg:y="4.825cm">
          <draw:text-box>
            <text:p text:style-name="P2">Process Dependencies Tree</text:p>
          </draw:text-box>
        </draw:frame>
        <draw:connector draw:style-name="gr3" draw:text-style-name="P3" draw:layer="layout" svg:x1="15.491cm" svg:y1="7.499cm" svg:x2="12.728cm" svg:y2="7.499cm" draw:start-shape="id1" draw:start-glue-point="3" draw:end-shape="id2" draw:end-glue-point="1" svg:d="m15491 7499h-2763">
          <text:p/>
        </draw:connector>
        <draw:connector draw:style-name="gr3" draw:text-style-name="P3" draw:layer="layout" svg:x1="12.728cm" svg:y1="8.25cm" svg:x2="15.491cm" svg:y2="8.25cm" draw:start-shape="id3" draw:start-glue-point="1" draw:end-shape="id4" svg:d="m12728 8250h2763">
          <text:p/>
        </draw:connector>
        <draw:custom-shape draw:style-name="gr1" draw:text-style-name="P1" draw:id="id6" draw:layer="layout" svg:width="2.416cm" svg:height="0.499cm" svg:x="10.312cm" svg:y="8.75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416cm" svg:height="0.499cm" svg:x="15.491cm" svg:y="8.75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416cm" svg:height="0.5cm" svg:x="15.491cm" svg:y="9.5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416cm" svg:height="0.5cm" svg:x="10.312cm" svg:y="9.5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5.491cm" svg:y1="8.999cm" svg:x2="12.728cm" svg:y2="8.999cm" draw:start-shape="id5" draw:start-glue-point="3" draw:end-shape="id6" draw:end-glue-point="1" svg:d="m15491 8999h-2763">
          <text:p/>
        </draw:connector>
        <draw:connector draw:style-name="gr3" draw:text-style-name="P3" draw:layer="layout" svg:x1="12.728cm" svg:y1="9.75cm" svg:x2="15.491cm" svg:y2="9.75cm" draw:start-shape="id7" draw:start-glue-point="1" draw:end-shape="id8" svg:d="m12728 9750h2763">
          <text:p/>
        </draw:connector>
        <draw:connector draw:style-name="gr3" draw:text-style-name="P3" draw:layer="layout" svg:x1="10.312cm" svg:y1="9.75cm" svg:x2="8.407cm" svg:y2="6.25cm" draw:start-shape="id7" draw:start-glue-point="3" draw:end-shape="id9" svg:d="m10312 9750h-952v-3500h-953">
          <text:p/>
        </draw:connector>
        <draw:connector draw:style-name="gr3" draw:text-style-name="P3" draw:layer="layout" svg:x1="10.312cm" svg:y1="8.999cm" svg:x2="8.407cm" svg:y2="6.25cm" draw:start-shape="id6" draw:start-glue-point="3" draw:end-shape="id9" draw:end-glue-point="1" svg:d="m10312 8999h-952v-2749h-953">
          <text:p/>
        </draw:connector>
        <draw:custom-shape draw:style-name="gr1" draw:text-style-name="P1" draw:id="id12" draw:layer="layout" svg:width="2.5cm" svg:height="0.5cm" svg:x="1.2cm" svg:y="8cm">
          <text:p text:style-name="P1">jack.plumb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7cm" svg:height="0.5cm" svg:x="5.4cm" svg:y="17.9cm">
          <text:p text:style-name="P1">jack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0.5cm" svg:x="8.4cm" svg:y="17.9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0.5cm" svg:x="8.4cm" svg:y="18.9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499cm" svg:x="11.084cm" svg:y="14.35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499cm" svg:x="15.584cm" svg:y="14.35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5cm" svg:x="15.584cm" svg:y="15.9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5cm" svg:x="11.084cm" svg:y="15.9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499cm" svg:x="11.4cm" svg:y="17.9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499cm" svg:x="15.484cm" svg:y="17.901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5cm" svg:x="15.484cm" svg:y="18.9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16cm" svg:height="0.5cm" svg:x="11.484cm" svg:y="18.9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107cm" svg:height="0.5cm" svg:x="4.793cm" svg:y="18.9cm">
          <text:p text:style-name="P1">jack.plumb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783cm" svg:height="0.675cm" svg:x="12.717cm" svg:y="12cm">
          <draw:text-box>
            <text:p text:style-name="P2">Process Groups</text:p>
          </draw:text-box>
        </draw:frame>
        <draw:custom-shape draw:style-name="gr4" draw:text-style-name="P4" draw:layer="layout" svg:width="7.5cm" svg:height="1cm" svg:x="10.8cm" svg:y="1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5cm" svg:height="1cm" svg:x="10.8cm" svg:y="15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4.5cm" svg:height="3cm" svg:x="1.5cm" svg:y="17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4.907cm" svg:y1="8cm" svg:x2="7.198cm" svg:y2="6.5cm" draw:start-shape="id10" draw:start-glue-point="0" draw:end-shape="id9" draw:end-glue-point="2" svg:d="m4907 8000v-749h2291v-751">
          <text:p/>
        </draw:connector>
        <draw:connector draw:style-name="gr5" draw:text-style-name="P4" draw:layer="layout" svg:x1="7.107cm" svg:y1="8cm" svg:x2="7.198cm" svg:y2="6.5cm" draw:start-shape="id11" draw:start-glue-point="0" draw:end-shape="id9" draw:end-glue-point="2" svg:d="m7107 8000v-749h91v-751">
          <text:p/>
        </draw:connector>
        <draw:connector draw:style-name="gr5" draw:text-style-name="P4" draw:layer="layout" svg:x1="2.45cm" svg:y1="8cm" svg:x2="7.198cm" svg:y2="6.5cm" draw:start-shape="id12" draw:start-glue-point="0" draw:end-shape="id9" draw:end-glue-point="2" svg:d="m2450 8000v-749h4748v-751">
          <text:p/>
        </draw:connector>
        <draw:custom-shape draw:style-name="gr1" draw:text-style-name="P1" draw:id="id14" draw:layer="layout" svg:width="2.417cm" svg:height="0.5cm" svg:x="20cm" svg:y="6cm">
          <text:p text:style-name="P1">jack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3" draw:layer="layout" svg:width="2cm" svg:height="0.5cm" svg:x="22.407cm" svg:y="8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5" draw:layer="layout" svg:width="2cm" svg:height="0.5cm" svg:x="24.507cm" svg:y="8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6" draw:layer="layout" svg:width="2.5cm" svg:height="0.5cm" svg:x="19.8cm" svg:y="8cm">
          <text:p text:style-name="P1">jack.plumb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4" draw:layer="layout" svg:x1="23.407cm" svg:y1="8cm" svg:x2="21.208cm" svg:y2="6.5cm" draw:start-shape="id13" draw:start-glue-point="0" draw:end-shape="id14" draw:end-glue-point="2" svg:d="m23407 8000v-749h-2199v-751">
          <text:p/>
        </draw:connector>
        <draw:connector draw:style-name="gr5" draw:text-style-name="P4" draw:layer="layout" svg:x1="25.507cm" svg:y1="8cm" svg:x2="21.208cm" svg:y2="6.5cm" draw:start-shape="id15" draw:start-glue-point="0" draw:end-shape="id14" draw:end-glue-point="2" svg:d="m25507 8000v-749h-4299v-751">
          <text:p/>
        </draw:connector>
        <draw:connector draw:style-name="gr5" draw:text-style-name="P4" draw:layer="layout" svg:x1="21.05cm" svg:y1="8cm" svg:x2="21.208cm" svg:y2="6.5cm" draw:start-shape="id16" draw:start-glue-point="0" draw:end-shape="id14" draw:end-glue-point="2" svg:d="m21050 8000v-749h158v-751">
          <text:p/>
        </draw:connector>
        <draw:connector draw:style-name="gr5" draw:text-style-name="P4" draw:layer="layout" svg:x1="17.907cm" svg:y1="8.999cm" svg:x2="20cm" svg:y2="6.25cm" draw:start-shape="id5" draw:start-glue-point="1" draw:end-shape="id14" draw:end-glue-point="3" svg:d="m17907 8999h1046v-2749h1047">
          <text:p/>
        </draw:connector>
        <draw:connector draw:style-name="gr5" draw:text-style-name="P4" draw:layer="layout" svg:x1="17.907cm" svg:y1="9.75cm" svg:x2="20cm" svg:y2="6.25cm" draw:start-shape="id8" draw:start-glue-point="1" draw:end-shape="id14" draw:end-glue-point="3" svg:d="m17907 9750h1046v-3500h1047">
          <text:p/>
        </draw:connector>
        <draw:line draw:style-name="gr6" draw:text-style-name="P4" draw:layer="layout" svg:x1="14.1cm" svg:y1="7cm" svg:x2="14.1cm" svg:y2="10.5cm">
          <text:p/>
        </draw:line>
        <draw:line draw:style-name="gr6" draw:text-style-name="P4" draw:layer="layout" svg:x1="14.5cm" svg:y1="14cm" svg:x2="14.5cm" svg:y2="20.5cm">
          <text:p/>
        </draw:line>
        <draw:custom-shape draw:style-name="gr1" draw:text-style-name="P1" draw:layer="layout" svg:width="2.417cm" svg:height="0.5cm" svg:x="19.4cm" svg:y="17.9cm">
          <text:p text:style-name="P1">jack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0.5cm" svg:x="22.4cm" svg:y="17.9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0.5cm" svg:x="22.4cm" svg:y="18.9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107cm" svg:height="0.5cm" svg:x="18.793cm" svg:y="18.9cm">
          <text:p text:style-name="P1">jack.plumb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59cm" svg:height="0.602cm" svg:x="1.5cm" svg:y="16.398cm">
          <draw:text-box>
            <text:p text:style-name="P5">“audio” group</text:p>
          </draw:text-box>
        </draw:frame>
        <draw:frame draw:style-name="gr2" draw:text-style-name="P5" draw:layer="layout" svg:width="2.767cm" svg:height="0.602cm" svg:x="10.91cm" svg:y="13.598cm">
          <draw:text-box>
            <text:p text:style-name="P5">“video1” group</text:p>
          </draw:text-box>
        </draw:frame>
        <draw:frame draw:style-name="gr2" draw:text-style-name="P5" draw:layer="layout" svg:width="2.767cm" svg:height="0.602cm" svg:x="10.933cm" svg:y="15.198cm">
          <draw:text-box>
            <text:p text:style-name="P5">“video2” group</text:p>
          </draw:text-box>
        </draw:frame>
        <draw:custom-shape draw:style-name="gr7" draw:text-style-name="P6" draw:layer="layout" svg:width="0.5cm" svg:height="0.5cm" svg:x="5.4cm" svg:y="17.4cm">
          <text:p text:style-name="P6"><text:span text:style-name="T1">1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9.4cm" svg:y="17.4cm">
          <text:p text:style-name="P6"><text:span text:style-name="T1">1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4cm" svg:y="17.4cm">
          <text:p text:style-name="P6"><text:span text:style-name="T1">4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1.4cm" svg:y="18.4cm">
          <text:p text:style-name="P6"><text:span text:style-name="T1">4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1.4cm" svg:y="17.4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4cm" svg:y="18.4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4.9cm" svg:y="18.4cm">
          <text:p text:style-name="P6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8.9cm" svg:y="18.4cm">
          <text:p text:style-name="P6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8.4cm" svg:y="17.4cm">
          <text:p text:style-name="P6"><text:span text:style-name="T1">4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8.4cm" svg:y="18.4cm">
          <text:p text:style-name="P6"><text:span text:style-name="T1">4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22.4cm" svg:y="18.4cm">
          <text:p text:style-name="P6"><text:span text:style-name="T1">4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22.4cm" svg:y="17.4cm">
          <text:p text:style-name="P6"><text:span text:style-name="T1">4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5cm" svg:y="15.5cm">
          <text:p text:style-name="P6"><text:span text:style-name="T1">1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1cm" svg:y="14cm">
          <text:p text:style-name="P6"><text:span text:style-name="T1">1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1cm" svg:y="15.5cm">
          <text:p text:style-name="P6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5cm" svg:y="14cm">
          <text:p text:style-name="P6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6cm" svg:y="5.5cm">
          <text:p text:style-name="P6"><text:span text:style-name="T1">1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.2cm" svg:y="7.5cm">
          <text:p text:style-name="P6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9.8cm" svg:y="7.5cm">
          <text:p text:style-name="P6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20cm" svg:y="5.5cm">
          <text:p text:style-name="P6"><text:span text:style-name="T1">1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4cm" svg:y="7.5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6cm" svg:y="7.5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22.5cm" svg:y="7.5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24.5cm" svg:y="7.5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0cm" svg:y="7.5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0cm" svg:y="7.5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4cm" svg:y="6.8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0cm" svg:y="6.8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5cm" svg:y="7.5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5cm" svg:y="8.3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5.5cm" svg:y="9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0cm" svg:y="9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7" draw:text-style-name="P6" draw:layer="layout" svg:width="0.5cm" svg:height="0.5cm" svg:x="10.1cm" svg:y="8.3cm">
          <text:p text:style-name="P6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1" draw:text-style-name="P1" draw:id="id23" draw:layer="layout" svg:width="2.416cm" svg:height="0.499cm" svg:x="28.5cm" svg:y="14.001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7" draw:layer="layout" svg:width="2.416cm" svg:height="0.5cm" svg:x="28.5cm" svg:y="12.5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4" draw:layer="layout" svg:width="2.416cm" svg:height="0.499cm" svg:x="31cm" svg:y="14.001cm">
          <text:p text:style-name="P1">milhouse -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2" draw:layer="layout" svg:width="2.416cm" svg:height="0.5cm" svg:x="31.084cm" svg:y="12.5cm">
          <text:p text:style-name="P1">milhouse -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9" draw:layer="layout" svg:width="2.417cm" svg:height="0.5cm" svg:x="23.583cm" svg:y="9.5cm">
          <text:p text:style-name="P1">jack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0" draw:layer="layout" svg:width="2cm" svg:height="0.5cm" svg:x="23.5cm" svg:y="12.5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1" draw:layer="layout" svg:width="2cm" svg:height="0.5cm" svg:x="26cm" svg:y="12.5cm">
          <text:p text:style-name="P1">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8" draw:layer="layout" svg:width="2.5cm" svg:height="0.5cm" svg:x="23.5cm" svg:y="11cm">
          <text:p text:style-name="P1">jack.plumb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29.708cm" svg:y1="12.5cm" svg:x2="26cm" svg:y2="11.25cm" draw:start-shape="id17" draw:start-glue-point="0" draw:end-shape="id18" svg:d="m29708 12500v-1250h-3708">
          <text:p/>
        </draw:connector>
        <draw:connector draw:style-name="gr8" draw:text-style-name="P4" draw:layer="layout" svg:x1="24.75cm" svg:y1="11cm" svg:x2="24.791cm" svg:y2="10cm" draw:start-shape="id18" draw:start-glue-point="0" draw:end-shape="id19" draw:end-glue-point="2" svg:d="m24750 11000v-499h41v-501">
          <text:p/>
        </draw:connector>
        <draw:connector draw:style-name="gr8" draw:text-style-name="P4" draw:layer="layout" svg:x1="24.5cm" svg:y1="12.5cm" svg:x2="24.75cm" svg:y2="11.5cm" draw:start-shape="id20" draw:start-glue-point="0" draw:end-shape="id18" draw:end-glue-point="2" svg:d="m24500 12500v-499h250v-501">
          <text:p/>
        </draw:connector>
        <draw:connector draw:style-name="gr8" draw:text-style-name="P4" draw:layer="layout" svg:x1="27cm" svg:y1="12.5cm" svg:x2="26cm" svg:y2="11.25cm" draw:start-shape="id21" draw:start-glue-point="0" draw:end-shape="id18" svg:d="m27000 12500v-1250h-1000">
          <text:p/>
        </draw:connector>
        <draw:connector draw:style-name="gr8" draw:text-style-name="P4" draw:layer="layout" svg:x1="32.292cm" svg:y1="12.5cm" svg:x2="26cm" svg:y2="11.25cm" draw:start-shape="id22" draw:start-glue-point="0" draw:end-shape="id18" draw:end-glue-point="1" svg:d="m32292 12500v-1250h-6292">
          <text:p/>
        </draw:connector>
        <draw:connector draw:style-name="gr8" draw:text-style-name="P4" draw:layer="layout" svg:x1="29.708cm" svg:y1="14.001cm" svg:x2="29.708cm" svg:y2="13cm" draw:start-shape="id23" draw:start-glue-point="0" draw:end-shape="id17" draw:end-glue-point="2" svg:d="m29708 14001v-1001">
          <text:p/>
        </draw:connector>
        <draw:connector draw:style-name="gr8" draw:text-style-name="P4" draw:layer="layout" svg:x1="32.208cm" svg:y1="14.001cm" svg:x2="32.292cm" svg:y2="13cm" draw:start-shape="id24" draw:start-glue-point="0" draw:end-shape="id22" draw:end-glue-point="2" svg:d="m32208 14001v-500h84v-501">
          <text:p/>
        </draw:connector>
        <draw:custom-shape draw:style-name="gr1" draw:text-style-name="P1" draw:id="id25" draw:layer="layout" svg:width="2.417cm" svg:height="0.5cm" svg:x="29.583cm" svg:y="16cm">
          <text:p text:style-name="P1">jack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29.708cm" svg:y1="14.5cm" svg:x2="30.791cm" svg:y2="16cm" draw:start-shape="id23" draw:start-glue-point="2" draw:end-shape="id25" draw:end-glue-point="0" svg:d="m29708 14500v750h1083v750">
          <text:p/>
        </draw:connector>
        <draw:connector draw:style-name="gr8" draw:text-style-name="P4" draw:layer="layout" svg:x1="32.208cm" svg:y1="14.5cm" svg:x2="30.791cm" svg:y2="16cm" draw:start-shape="id24" draw:start-glue-point="2" draw:end-shape="id25" svg:d="m32208 14500v750h-1417v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b3b3b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alex</meta:initial-creator>
    <meta:creation-date>2010-01-15T10:40:12</meta:creation-date>
    <dc:creator>aalex</dc:creator>
    <dc:date>2010-01-15T16:31:12</dc:date>
    <meta:printed-by>aalex</meta:printed-by>
    <meta:print-date>2010-01-15T12:07:56</meta:print-date>
    <meta:editing-cycles>23</meta:editing-cycles>
    <meta:editing-duration>PT5H51M1S</meta:editing-duration>
    <meta:user-defined meta:name="Info 1"/>
    <meta:user-defined meta:name="Info 2"/>
    <meta:user-defined meta:name="Info 3"/>
    <meta:user-defined meta:name="Info 4"/>
    <meta:document-statistic meta:object-count="107"/>
  </office:meta>
</office:document-meta>
</file>